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597in" style:rel-column-width="518*"/>
    </style:style>
    <style:style style:name="Table1.B" style:family="table-column">
      <style:table-column-properties style:column-width="1.3257in" style:rel-column-width="1910*"/>
    </style:style>
    <style:style style:name="Table1.C" style:family="table-column">
      <style:table-column-properties style:column-width="2.1875in" style:rel-column-width="3152*"/>
    </style:style>
    <style:style style:name="Table1.D" style:family="table-column">
      <style:table-column-properties style:column-width="2.8208in" style:rel-column-width="4065*"/>
    </style:style>
    <style:style style:name="Table1.A1" style:family="table-cell">
      <style:table-cell-properties fo:padding="0.0597in" fo:border="none" style:writing-mode="page"/>
    </style:style>
    <style:style style:name="P1" style:family="paragraph" style:parent-style-name="Header">
      <style:text-properties officeooo:rsid="0041b79f" officeooo:paragraph-rsid="0041b79f"/>
    </style:style>
    <style:style style:name="P2" style:family="paragraph" style:parent-style-name="Standard">
      <style:text-properties officeooo:rsid="001a534d" officeooo:paragraph-rsid="0030c12e"/>
    </style:style>
    <style:style style:name="P3" style:family="paragraph" style:parent-style-name="Standard">
      <style:text-properties officeooo:rsid="001a534d" officeooo:paragraph-rsid="003419f8"/>
    </style:style>
    <style:style style:name="P4" style:family="paragraph" style:parent-style-name="Standard">
      <style:text-properties officeooo:rsid="001a534d" officeooo:paragraph-rsid="00357f49"/>
    </style:style>
    <style:style style:name="P5" style:family="paragraph" style:parent-style-name="Standard">
      <style:text-properties officeooo:rsid="001a534d" officeooo:paragraph-rsid="0038eade"/>
    </style:style>
    <style:style style:name="P6" style:family="paragraph" style:parent-style-name="Standard">
      <style:text-properties officeooo:rsid="001a534d" officeooo:paragraph-rsid="003bb876"/>
    </style:style>
    <style:style style:name="P7" style:family="paragraph" style:parent-style-name="Standard">
      <style:text-properties officeooo:rsid="001a534d" officeooo:paragraph-rsid="003bd7bb"/>
    </style:style>
    <style:style style:name="P8" style:family="paragraph" style:parent-style-name="Standard">
      <style:text-properties officeooo:rsid="0020b3d8" officeooo:paragraph-rsid="004eaa10"/>
    </style:style>
    <style:style style:name="P9" style:family="paragraph" style:parent-style-name="Standard">
      <style:text-properties officeooo:rsid="0030c12e" officeooo:paragraph-rsid="0030c12e"/>
    </style:style>
    <style:style style:name="P10" style:family="paragraph" style:parent-style-name="Table_20_Contents">
      <style:text-properties officeooo:rsid="0030c12e" officeooo:paragraph-rsid="0030c12e"/>
    </style:style>
    <style:style style:name="P11" style:family="paragraph" style:parent-style-name="Table_20_Heading">
      <style:paragraph-properties fo:text-align="start" style:justify-single-word="false"/>
      <style:text-properties officeooo:rsid="0030c12e" officeooo:paragraph-rsid="0030c12e"/>
    </style:style>
    <style:style style:name="P12" style:family="paragraph" style:parent-style-name="Table_20_Contents">
      <style:text-properties officeooo:rsid="00357f49" officeooo:paragraph-rsid="00357f49"/>
    </style:style>
    <style:style style:name="P13" style:family="paragraph" style:parent-style-name="Table_20_Contents">
      <style:text-properties officeooo:rsid="003bbe1d" officeooo:paragraph-rsid="003bbe1d"/>
    </style:style>
    <style:style style:name="P14" style:family="paragraph" style:parent-style-name="Table_20_Heading">
      <style:paragraph-properties fo:text-align="start" style:justify-single-word="false"/>
      <style:text-properties officeooo:rsid="00301c4d" officeooo:paragraph-rsid="0030c12e"/>
    </style:style>
    <style:style style:name="P15" style:family="paragraph" style:parent-style-name="Table_20_Heading">
      <style:paragraph-properties fo:text-align="start" style:justify-single-word="false"/>
      <style:text-properties officeooo:rsid="00301c4d" officeooo:paragraph-rsid="00301c4d"/>
    </style:style>
    <style:style style:name="P16" style:family="paragraph" style:parent-style-name="Standard">
      <style:text-properties officeooo:rsid="0016f4b0" officeooo:paragraph-rsid="005fa9ce"/>
    </style:style>
    <style:style style:name="P17" style:family="paragraph" style:parent-style-name="Standard">
      <style:text-properties officeooo:rsid="001126f7" officeooo:paragraph-rsid="004909de"/>
    </style:style>
    <style:style style:name="P18" style:family="paragraph" style:parent-style-name="Standard">
      <style:text-properties officeooo:rsid="00629dc5" officeooo:paragraph-rsid="00629dc5"/>
    </style:style>
    <style:style style:name="P19" style:family="paragraph" style:parent-style-name="Table_20_Heading">
      <style:paragraph-properties fo:text-align="start" style:justify-single-word="false"/>
      <style:text-properties officeooo:rsid="00629dc5" officeooo:paragraph-rsid="00629dc5"/>
    </style:style>
    <style:style style:name="P20" style:family="paragraph" style:parent-style-name="Table_20_Contents">
      <style:text-properties officeooo:rsid="003bbe1d" officeooo:paragraph-rsid="00657a23"/>
    </style:style>
    <style:style style:name="P21" style:family="paragraph" style:parent-style-name="Table_20_Contents">
      <style:text-properties officeooo:rsid="0030c12e" officeooo:paragraph-rsid="006de901"/>
    </style:style>
    <style:style style:name="P22" style:family="paragraph" style:parent-style-name="Standard">
      <style:text-properties officeooo:rsid="0060633a" officeooo:paragraph-rsid="0060633a"/>
    </style:style>
    <style:style style:name="P23" style:family="paragraph" style:parent-style-name="Standard">
      <style:text-properties officeooo:rsid="00657a23" officeooo:paragraph-rsid="00657a23"/>
    </style:style>
    <style:style style:name="P24" style:family="paragraph" style:parent-style-name="Standard">
      <style:text-properties officeooo:rsid="001a534d" officeooo:paragraph-rsid="00657a23"/>
    </style:style>
    <style:style style:name="P25" style:family="paragraph" style:parent-style-name="Standard">
      <style:text-properties officeooo:rsid="001a534d" officeooo:paragraph-rsid="0067501c"/>
    </style:style>
    <style:style style:name="P26" style:family="paragraph" style:parent-style-name="Standard">
      <style:text-properties officeooo:rsid="001a534d" officeooo:paragraph-rsid="006de901"/>
    </style:style>
    <style:style style:name="P27" style:family="paragraph" style:parent-style-name="Standard">
      <style:text-properties officeooo:rsid="0034ffc7" officeooo:paragraph-rsid="00657a23"/>
    </style:style>
    <style:style style:name="P28" style:family="paragraph" style:parent-style-name="Standard">
      <style:text-properties officeooo:rsid="0016f4b0" officeooo:paragraph-rsid="006c0fdf"/>
    </style:style>
    <style:style style:name="P29" style:family="paragraph" style:parent-style-name="Standard">
      <style:text-properties officeooo:rsid="006de901" officeooo:paragraph-rsid="006de901"/>
    </style:style>
    <style:style style:name="P30" style:family="paragraph" style:parent-style-name="Standard">
      <style:text-properties officeooo:rsid="0020b3d8" officeooo:paragraph-rsid="006ec43b"/>
    </style:style>
    <style:style style:name="P31" style:family="paragraph" style:parent-style-name="Standard">
      <style:text-properties officeooo:rsid="0020b3d8" officeooo:paragraph-rsid="007224b3"/>
    </style:style>
    <style:style style:name="P32" style:family="paragraph" style:parent-style-name="Standard">
      <style:text-properties officeooo:rsid="0036e14f" officeooo:paragraph-rsid="006ec43b"/>
    </style:style>
    <style:style style:name="T1" style:family="text">
      <style:text-properties officeooo:rsid="0018386d"/>
    </style:style>
    <style:style style:name="T2" style:family="text">
      <style:text-properties officeooo:rsid="00194e46"/>
    </style:style>
    <style:style style:name="T3" style:family="text">
      <style:text-properties officeooo:rsid="001cf886"/>
    </style:style>
    <style:style style:name="T4" style:family="text">
      <style:text-properties officeooo:rsid="001e4a5f"/>
    </style:style>
    <style:style style:name="T5" style:family="text">
      <style:text-properties officeooo:rsid="001ffcca"/>
    </style:style>
    <style:style style:name="T6" style:family="text">
      <style:text-properties officeooo:rsid="0020b3d8"/>
    </style:style>
    <style:style style:name="T7" style:family="text">
      <style:text-properties officeooo:rsid="00215ece"/>
    </style:style>
    <style:style style:name="T8" style:family="text">
      <style:text-properties officeooo:rsid="0021d4d9"/>
    </style:style>
    <style:style style:name="T9" style:family="text">
      <style:text-properties officeooo:rsid="00293059"/>
    </style:style>
    <style:style style:name="T10" style:family="text">
      <style:text-properties officeooo:rsid="002aa058"/>
    </style:style>
    <style:style style:name="T11" style:family="text">
      <style:text-properties officeooo:rsid="002b7861"/>
    </style:style>
    <style:style style:name="T12" style:family="text">
      <style:text-properties officeooo:rsid="002cc84c"/>
    </style:style>
    <style:style style:name="T13" style:family="text">
      <style:text-properties officeooo:rsid="00301c4d"/>
    </style:style>
    <style:style style:name="T14" style:family="text">
      <style:text-properties officeooo:rsid="0032f918"/>
    </style:style>
    <style:style style:name="T15" style:family="text">
      <style:text-properties officeooo:rsid="003419f8"/>
    </style:style>
    <style:style style:name="T16" style:family="text">
      <style:text-properties officeooo:rsid="00357f49"/>
    </style:style>
    <style:style style:name="T17" style:family="text">
      <style:text-properties officeooo:rsid="0036e14f"/>
    </style:style>
    <style:style style:name="T18" style:family="text">
      <style:text-properties officeooo:rsid="0038eade"/>
    </style:style>
    <style:style style:name="T19" style:family="text">
      <style:text-properties officeooo:rsid="003bb876"/>
    </style:style>
    <style:style style:name="T20" style:family="text">
      <style:text-properties officeooo:rsid="00447c99"/>
    </style:style>
    <style:style style:name="T21" style:family="text">
      <style:text-properties officeooo:rsid="0047ad8a"/>
    </style:style>
    <style:style style:name="T22" style:family="text">
      <style:text-properties officeooo:rsid="0049aec2"/>
    </style:style>
    <style:style style:name="T23" style:family="text">
      <style:text-properties officeooo:rsid="004e66c6"/>
    </style:style>
    <style:style style:name="T24" style:family="text">
      <style:text-properties officeooo:rsid="004eaa10"/>
    </style:style>
    <style:style style:name="T25" style:family="text">
      <style:text-properties officeooo:rsid="0054a1b3"/>
    </style:style>
    <style:style style:name="T26" style:family="text">
      <style:text-properties officeooo:rsid="00569eb8"/>
    </style:style>
    <style:style style:name="T27" style:family="text">
      <style:text-properties officeooo:rsid="005800ca"/>
    </style:style>
    <style:style style:name="T28" style:family="text">
      <style:text-properties officeooo:rsid="00599aa4"/>
    </style:style>
    <style:style style:name="T29" style:family="text">
      <style:text-properties officeooo:rsid="005ea222"/>
    </style:style>
    <style:style style:name="T30" style:family="text">
      <style:text-properties officeooo:rsid="005f0b86"/>
    </style:style>
    <style:style style:name="T31" style:family="text">
      <style:text-properties officeooo:rsid="005fa9ce"/>
    </style:style>
    <style:style style:name="T32" style:family="text">
      <style:text-properties officeooo:rsid="005fd898"/>
    </style:style>
    <style:style style:name="T33" style:family="text">
      <style:text-properties officeooo:rsid="0060633a"/>
    </style:style>
    <style:style style:name="T34" style:family="text">
      <style:text-properties officeooo:rsid="006200f4"/>
    </style:style>
    <style:style style:name="T35" style:family="text">
      <style:text-properties officeooo:rsid="00629dc5"/>
    </style:style>
    <style:style style:name="T36" style:family="text">
      <style:text-properties officeooo:rsid="00636b03"/>
    </style:style>
    <style:style style:name="T37" style:family="text">
      <style:text-properties officeooo:rsid="00657a23"/>
    </style:style>
    <style:style style:name="T38" style:family="text">
      <style:text-properties officeooo:rsid="0067501c"/>
    </style:style>
    <style:style style:name="T39" style:family="text">
      <style:text-properties officeooo:rsid="00688355"/>
    </style:style>
    <style:style style:name="T40" style:family="text">
      <style:text-properties officeooo:rsid="006c0fdf"/>
    </style:style>
    <style:style style:name="T41" style:family="text">
      <style:text-properties officeooo:rsid="006de901"/>
    </style:style>
    <style:style style:name="T42" style:family="text">
      <style:text-properties officeooo:rsid="006ec43b"/>
    </style:style>
    <style:style style:name="T43" style:family="text">
      <style:text-properties officeooo:rsid="00708d04"/>
    </style:style>
    <style:style style:name="T44" style:family="text">
      <style:text-properties officeooo:rsid="007224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censing concept AG85LC1</text:p>
      <text:p text:style-name="Subtitle">by Arthur Golubev</text:p>
      <text:p text:style-name="Subtitle">2024-12-0<text:span text:style-name="T37">5</text:span></text:p>
      <text:p text:style-name="P16"><text:span text:style-name="T6"><text:tab/></text:span><text:span text:style-name="T31">Accor</text:span><text:span text:style-name="T33">d</text:span><text:span text:style-name="T31">ing to licensing concept ag85lc1 licensing activity has to be realized with the following entities which can have custom names and be customly grouped in groups which </text:span><text:span text:style-name="T32">also </text:span><text:span text:style-name="T31">can have custom names:</text:span></text:p>
      <text:p text:style-name="P28"><text:span text:style-name="T31"><text:s/>- licensing records – </text:span><text:span text:style-name="T32">data pieces </text:span><text:span text:style-name="T31">with the</text:span><text:span text:style-name="T13"> following</text:span><text:span text:style-name="T3"> structure </text:span><text:span text:style-name="T40">of fields each of which is optional</text:span><text:span text:style-name="T3">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1">N</text:p>
            </table:table-cell>
            <table:table-cell table:style-name="Table1.A1" office:value-type="string">
              <text:p text:style-name="P19">Group</text:p>
            </table:table-cell>
            <table:table-cell table:style-name="Table1.A1" office:value-type="string">
              <text:p text:style-name="P14"><text:span text:style-name="T37">E</text:span>ntity</text:p>
            </table:table-cell>
            <table:table-cell table:style-name="Table1.A1" office:value-type="string">
              <text:p text:style-name="P15">Format <text:span text:style-name="T17">of the </text:span><text:span text:style-name="T37">entity</text:span></text:p>
            </table:table-cell>
          </table:table-row>
        </table:table-header-rows>
        <table:table-row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29">products</text:p>
          </table:table-cell>
          <table:table-cell table:style-name="Table1.A1" office:value-type="string">
            <text:p text:style-name="P2"><text:span text:style-name="T3">product</text:span><text:span text:style-name="T11">s</text:span></text:p>
          </table:table-cell>
          <table:table-cell table:style-name="Table1.A1" office:value-type="string">
            <text:p text:style-name="P2"><text:span text:style-name="T11">list of products </text:span><text:span text:style-name="T9">identifi</text:span><text:span text:style-name="T11">ed</text:span><text:span text:style-name="T9"> </text:span><text:span text:style-name="T12">of</text:span><text:span text:style-name="T10"> custom format</text:span></text:p>
          </table:table-cell>
        </table:table-row>
        <table:table-row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23">action acceptors</text:p>
          </table:table-cell>
          <table:table-cell table:style-name="Table1.A1" office:value-type="string">
            <text:p text:style-name="P3"><text:span text:style-name="T37">action accepting</text:span><text:span text:style-name="T18"> </text:span><text:span text:style-name="T4">producers</text:span></text:p>
          </table:table-cell>
          <table:table-cell table:style-name="Table1.A1" office:value-type="string">
            <text:p text:style-name="P5"><text:span text:style-name="T11">list of </text:span><text:span text:style-name="T16">getting</text:span><text:span text:style-name="T15"> </text:span><text:span text:style-name="T18">doing</text:span><text:span text:style-name="T11"> produ</text:span><text:span text:style-name="T12">cers</text:span><text:span text:style-name="T11"> </text:span><text:span text:style-name="T9">identifi</text:span><text:span text:style-name="T11">ed</text:span><text:span text:style-name="T9"> </text:span><text:span text:style-name="T12">of</text:span><text:span text:style-name="T10"> custom format</text:span></text:p>
          </table:table-cell>
        </table:table-row>
        <table:table-row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23">action acceptors</text:p>
          </table:table-cell>
          <table:table-cell table:style-name="Table1.A1" office:value-type="string">
            <text:p text:style-name="P24"><text:span text:style-name="T37">action accepting</text:span><text:span text:style-name="T15"> </text:span><text:span text:style-name="T4">distributors</text:span></text:p>
          </table:table-cell>
          <table:table-cell table:style-name="Table1.A1" office:value-type="string">
            <text:p text:style-name="P5"><text:span text:style-name="T11">list of </text:span><text:span text:style-name="T16">getting</text:span><text:span text:style-name="T15"> </text:span><text:span text:style-name="T18">doing</text:span><text:span text:style-name="T11"> </text:span><text:span text:style-name="T12">distributors</text:span><text:span text:style-name="T11"> </text:span><text:span text:style-name="T9">identifi</text:span><text:span text:style-name="T11">ed</text:span><text:span text:style-name="T9"> </text:span><text:span text:style-name="T12">of</text:span><text:span text:style-name="T10"> custom format</text:span></text:p>
          </table:table-cell>
        </table:table-row>
        <table:table-row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23">action acceptors</text:p>
          </table:table-cell>
          <table:table-cell table:style-name="Table1.A1" office:value-type="string">
            <text:p text:style-name="P24"><text:span text:style-name="T37">action accepting</text:span><text:span text:style-name="T15"> </text:span><text:span text:style-name="T4">consumers</text:span></text:p>
          </table:table-cell>
          <table:table-cell table:style-name="Table1.A1" office:value-type="string">
            <text:p text:style-name="P5"><text:span text:style-name="T11">list of </text:span><text:span text:style-name="T16">getting</text:span><text:span text:style-name="T15"> </text:span><text:span text:style-name="T18">doing</text:span><text:span text:style-name="T11"> </text:span><text:span text:style-name="T12">consumers</text:span><text:span text:style-name="T11"> </text:span><text:span text:style-name="T9">identifi</text:span><text:span text:style-name="T11">ed</text:span><text:span text:style-name="T9"> </text:span><text:span text:style-name="T12">of</text:span><text:span text:style-name="T10"> custom format</text:span></text:p>
          </table:table-cell>
        </table:table-row>
        <table:table-row>
          <table:table-cell table:style-name="Table1.A1" office:value-type="string">
            <text:p text:style-name="P10">5</text:p>
          </table:table-cell>
          <table:table-cell table:style-name="Table1.A1" office:value-type="string">
            <text:p text:style-name="P23">action acceptors</text:p>
          </table:table-cell>
          <table:table-cell table:style-name="Table1.A1" office:value-type="string">
            <text:p text:style-name="P27"><text:span text:style-name="T37">action accepting</text:span> others</text:p>
          </table:table-cell>
          <table:table-cell table:style-name="Table1.A1" office:value-type="string">
            <text:p text:style-name="P5"><text:span text:style-name="T11">list of </text:span><text:span text:style-name="T16">getting</text:span><text:span text:style-name="T15"> </text:span><text:span text:style-name="T18">doing</text:span><text:span text:style-name="T11"> </text:span><text:span text:style-name="T16">other participants</text:span><text:span text:style-name="T11"> </text:span><text:span text:style-name="T9">identifi</text:span><text:span text:style-name="T11">ed</text:span><text:span text:style-name="T9"> </text:span><text:span text:style-name="T12">of</text:span><text:span text:style-name="T10"> custom format</text:span></text:p>
          </table:table-cell>
        </table:table-row>
        <table:table-row>
          <table:table-cell table:style-name="Table1.A1" office:value-type="string">
            <text:p text:style-name="P10">6</text:p>
          </table:table-cell>
          <table:table-cell table:style-name="Table1.A1" office:value-type="string">
            <text:p text:style-name="P26"><text:span text:style-name="T4">action </text:span><text:span text:style-name="T41">pretension</text:span><text:span text:style-name="T38"> level</text:span><text:span text:style-name="T44">s</text:span></text:p>
          </table:table-cell>
          <table:table-cell table:style-name="Table1.A1" office:value-type="string">
            <text:p text:style-name="P26"><text:span text:style-name="T5">t</text:span><text:span text:style-name="T2">o </text:span><text:span text:style-name="T37">action accepting</text:span><text:span text:style-name="T14"> </text:span><text:span text:style-name="T2">producers </text:span><text:span text:style-name="T4">action </text:span><text:span text:style-name="T41">pretension</text:span><text:span text:style-name="T38"> level</text:span></text:p>
          </table:table-cell>
          <table:table-cell table:style-name="Table1.A1" office:value-type="string">
            <text:p text:style-name="P4"><text:span text:style-name="T4">fixed </text:span><text:span text:style-name="T1">possible </text:span><text:span text:style-name="T6">set of </text:span><text:span text:style-name="T1">values </text:span><text:span text:style-name="T6">is</text:span><text:span text:style-name="T1">: <text:s/></text:span><text:span text:style-name="T2">w</text:span><text:span text:style-name="T38">ished, claimed</text:span></text:p>
          </table:table-cell>
        </table:table-row>
        <table:table-row>
          <table:table-cell table:style-name="Table1.A1" office:value-type="string">
            <text:p text:style-name="P10">7</text:p>
          </table:table-cell>
          <table:table-cell table:style-name="Table1.A1" office:value-type="string">
            <text:p text:style-name="P26"><text:span text:style-name="T4">action </text:span><text:span text:style-name="T41">pretension</text:span><text:span text:style-name="T38"> level</text:span><text:span text:style-name="T44">s</text:span></text:p>
          </table:table-cell>
          <table:table-cell table:style-name="Table1.A1" office:value-type="string">
            <text:p text:style-name="P21"><text:span text:style-name="T5">t</text:span><text:span text:style-name="T2">o </text:span><text:span text:style-name="T37">action accepting</text:span><text:span text:style-name="T14"> </text:span>distributors<text:span text:style-name="T2"> </text:span><text:span text:style-name="T4">action </text:span><text:span text:style-name="T41">pretension</text:span><text:span text:style-name="T38"> level</text:span></text:p>
          </table:table-cell>
          <table:table-cell table:style-name="Table1.A1" office:value-type="string">
            <text:p text:style-name="P25"><text:span text:style-name="T4">fixed </text:span><text:span text:style-name="T1">possible </text:span><text:span text:style-name="T6">set of </text:span><text:span text:style-name="T1">values </text:span><text:span text:style-name="T6">is</text:span><text:span text:style-name="T1">: </text:span><text:span text:style-name="T2">w</text:span><text:span text:style-name="T38">ished, claimed</text:span></text:p>
          </table:table-cell>
        </table:table-row>
        <table:table-row>
          <table:table-cell table:style-name="Table1.A1" office:value-type="string">
            <text:p text:style-name="P10">8</text:p>
          </table:table-cell>
          <table:table-cell table:style-name="Table1.A1" office:value-type="string">
            <text:p text:style-name="P26"><text:span text:style-name="T4">action </text:span><text:span text:style-name="T41">pretension</text:span><text:span text:style-name="T38"> level</text:span><text:span text:style-name="T44">s</text:span></text:p>
          </table:table-cell>
          <table:table-cell table:style-name="Table1.A1" office:value-type="string">
            <text:p text:style-name="P21"><text:span text:style-name="T5">t</text:span><text:span text:style-name="T2">o </text:span><text:span text:style-name="T37">action accepting</text:span><text:span text:style-name="T14"> </text:span><text:span text:style-name="T16">consumers</text:span><text:span text:style-name="T2"> </text:span><text:span text:style-name="T4">action </text:span><text:span text:style-name="T41">pretension</text:span><text:span text:style-name="T38"> level</text:span></text:p>
          </table:table-cell>
          <table:table-cell table:style-name="Table1.A1" office:value-type="string">
            <text:p text:style-name="P25"><text:span text:style-name="T4">fixed </text:span><text:span text:style-name="T1">possible </text:span><text:span text:style-name="T6">set of </text:span><text:span text:style-name="T1">values </text:span><text:span text:style-name="T6">is</text:span><text:span text:style-name="T1">: </text:span><text:span text:style-name="T2">w</text:span><text:span text:style-name="T38">ished, claimed</text:span></text:p>
          </table:table-cell>
        </table:table-row>
        <table:table-row>
          <table:table-cell table:style-name="Table1.A1" office:value-type="string">
            <text:p text:style-name="P10">9</text:p>
          </table:table-cell>
          <table:table-cell table:style-name="Table1.A1" office:value-type="string">
            <text:p text:style-name="P26"><text:span text:style-name="T4">action </text:span><text:span text:style-name="T41">pretension</text:span><text:span text:style-name="T38"> level</text:span><text:span text:style-name="T44">s</text:span></text:p>
          </table:table-cell>
          <table:table-cell table:style-name="Table1.A1" office:value-type="string">
            <text:p text:style-name="P21"><text:span text:style-name="T5">t</text:span><text:span text:style-name="T2">o </text:span><text:span text:style-name="T37">action accepting</text:span><text:span text:style-name="T14"> </text:span><text:span text:style-name="T16">others</text:span><text:span text:style-name="T2"> </text:span><text:span text:style-name="T4">action </text:span><text:span text:style-name="T41">pretension</text:span><text:span text:style-name="T38"> level</text:span></text:p>
          </table:table-cell>
          <table:table-cell table:style-name="Table1.A1" office:value-type="string">
            <text:p text:style-name="P25"><text:span text:style-name="T4">fixed </text:span><text:span text:style-name="T1">possible </text:span><text:span text:style-name="T6">set of </text:span><text:span text:style-name="T1">values </text:span><text:span text:style-name="T6">is</text:span><text:span text:style-name="T1">: </text:span><text:span text:style-name="T2">w</text:span><text:span text:style-name="T38">ished, claimed</text:span></text:p>
          </table:table-cell>
        </table:table-row>
        <table:table-row>
          <table:table-cell table:style-name="Table1.A1" office:value-type="string">
            <text:p text:style-name="P10">10</text:p>
          </table:table-cell>
          <table:table-cell table:style-name="Table1.A1" office:value-type="string">
            <text:p text:style-name="P23">actors</text:p>
          </table:table-cell>
          <table:table-cell table:style-name="Table1.A1" office:value-type="string">
            <text:p text:style-name="P3"><text:span text:style-name="T37">acting</text:span><text:span text:style-name="T15"> </text:span><text:span text:style-name="T4">producers</text:span></text:p>
          </table:table-cell>
          <table:table-cell table:style-name="Table1.A1" office:value-type="string">
            <text:p text:style-name="P6"><text:span text:style-name="T11">list of </text:span><text:span text:style-name="T17">wished </text:span><text:span text:style-name="T19">of</text:span><text:span text:style-name="T17"> doing</text:span><text:span text:style-name="T11"> produ</text:span><text:span text:style-name="T12">cers</text:span><text:span text:style-name="T11"> </text:span><text:span text:style-name="T9">identifi</text:span><text:span text:style-name="T11">ed</text:span><text:span text:style-name="T9"> </text:span><text:span text:style-name="T12">of</text:span><text:span text:style-name="T10"> custom format</text:span></text:p>
          </table:table-cell>
        </table:table-row>
        <table:table-row>
          <table:table-cell table:style-name="Table1.A1" office:value-type="string">
            <text:p text:style-name="P10">11</text:p>
          </table:table-cell>
          <table:table-cell table:style-name="Table1.A1" office:value-type="string">
            <text:p text:style-name="P23">actors</text:p>
          </table:table-cell>
          <table:table-cell table:style-name="Table1.A1" office:value-type="string">
            <text:p text:style-name="P24"><text:span text:style-name="T37">acting</text:span><text:span text:style-name="T15"> </text:span><text:span text:style-name="T4">distributors</text:span></text:p>
          </table:table-cell>
          <table:table-cell table:style-name="Table1.A1" office:value-type="string">
            <text:p text:style-name="P6"><text:span text:style-name="T11">list of </text:span><text:span text:style-name="T17">wished </text:span><text:span text:style-name="T19">of</text:span><text:span text:style-name="T17"> doing</text:span><text:span text:style-name="T11"> </text:span><text:span text:style-name="T12">distributors</text:span><text:span text:style-name="T11"> </text:span><text:span text:style-name="T9">identifi</text:span><text:span text:style-name="T11">ed</text:span><text:span text:style-name="T9"> </text:span><text:span text:style-name="T12">of</text:span><text:span text:style-name="T10"> custom format</text:span></text:p>
          </table:table-cell>
        </table:table-row>
        <table:table-row>
          <table:table-cell table:style-name="Table1.A1" office:value-type="string">
            <text:p text:style-name="P10">12</text:p>
          </table:table-cell>
          <table:table-cell table:style-name="Table1.A1" office:value-type="string">
            <text:p text:style-name="P23">actors</text:p>
          </table:table-cell>
          <table:table-cell table:style-name="Table1.A1" office:value-type="string">
            <text:p text:style-name="P24"><text:span text:style-name="T37">acting</text:span><text:span text:style-name="T15"> </text:span><text:span text:style-name="T4">consumers</text:span></text:p>
          </table:table-cell>
          <table:table-cell table:style-name="Table1.A1" office:value-type="string">
            <text:p text:style-name="P6"><text:span text:style-name="T11">list of </text:span><text:span text:style-name="T17">wished </text:span><text:span text:style-name="T19">of</text:span><text:span text:style-name="T17"> doing</text:span><text:span text:style-name="T11"> </text:span><text:span text:style-name="T12">consumers</text:span><text:span text:style-name="T11"> </text:span><text:span text:style-name="T9">identifi</text:span><text:span text:style-name="T11">ed</text:span><text:span text:style-name="T9"> </text:span><text:span text:style-name="T12">of</text:span><text:span text:style-name="T10"> custom format</text:span></text:p>
          </table:table-cell>
        </table:table-row>
        <table:table-row>
          <table:table-cell table:style-name="Table1.A1" office:value-type="string">
            <text:p text:style-name="P12">13</text:p>
          </table:table-cell>
          <table:table-cell table:style-name="Table1.A1" office:value-type="string">
            <text:p text:style-name="P23">actors</text:p>
          </table:table-cell>
          <table:table-cell table:style-name="Table1.A1" office:value-type="string">
            <text:p text:style-name="P27"><text:span text:style-name="T37">acting</text:span> others</text:p>
          </table:table-cell>
          <table:table-cell table:style-name="Table1.A1" office:value-type="string">
            <text:p text:style-name="P6"><text:span text:style-name="T11">list of </text:span><text:span text:style-name="T17">wished </text:span><text:span text:style-name="T19">of</text:span><text:span text:style-name="T17"> doing</text:span><text:span text:style-name="T11"> </text:span><text:span text:style-name="T16">other participants</text:span><text:span text:style-name="T11"> </text:span><text:span text:style-name="T9">identifi</text:span><text:span text:style-name="T11">ed</text:span><text:span text:style-name="T9"> </text:span><text:span text:style-name="T12">of</text:span><text:span text:style-name="T10"> custom format</text:span></text:p>
          </table:table-cell>
        </table:table-row>
        <table:table-row>
          <table:table-cell table:style-name="Table1.A1" office:value-type="string">
            <text:p text:style-name="P12">14</text:p>
          </table:table-cell>
          <table:table-cell table:style-name="Table1.A1" office:value-type="string">
            <text:p text:style-name="P18">actions</text:p>
          </table:table-cell>
          <table:table-cell table:style-name="Table1.A1" office:value-type="string">
            <text:p text:style-name="P13">to <text:span text:style-name="T37">action accepting</text:span> producers actions</text:p>
          </table:table-cell>
          <table:table-cell table:style-name="Table1.A1" office:value-type="string">
            <text:p text:style-name="P7"><text:span text:style-name="T11">list of </text:span><text:span text:style-name="T12">actions</text:span><text:span text:style-name="T9"> </text:span><text:span text:style-name="T12">of</text:span><text:span text:style-name="T10"> custom format</text:span></text:p>
          </table:table-cell>
        </table:table-row>
        <text:soft-page-break/>
        <table:table-row>
          <table:table-cell table:style-name="Table1.A1" office:value-type="string">
            <text:p text:style-name="P12">15</text:p>
          </table:table-cell>
          <table:table-cell table:style-name="Table1.A1" office:value-type="string">
            <text:p text:style-name="P18">actions</text:p>
          </table:table-cell>
          <table:table-cell table:style-name="Table1.A1" office:value-type="string">
            <text:p text:style-name="P20">to <text:span text:style-name="T37">action accepting</text:span> distributors actions</text:p>
          </table:table-cell>
          <table:table-cell table:style-name="Table1.A1" office:value-type="string">
            <text:p text:style-name="P7"><text:span text:style-name="T11">list of </text:span><text:span text:style-name="T12">actions</text:span><text:span text:style-name="T9"> </text:span><text:span text:style-name="T12">of</text:span><text:span text:style-name="T10"> custom format</text:span></text:p>
          </table:table-cell>
        </table:table-row>
        <table:table-row>
          <table:table-cell table:style-name="Table1.A1" office:value-type="string">
            <text:p text:style-name="P12">16</text:p>
          </table:table-cell>
          <table:table-cell table:style-name="Table1.A1" office:value-type="string">
            <text:p text:style-name="P18">actions</text:p>
          </table:table-cell>
          <table:table-cell table:style-name="Table1.A1" office:value-type="string">
            <text:p text:style-name="P20">to <text:span text:style-name="T37">action accepting</text:span> consumers actions</text:p>
          </table:table-cell>
          <table:table-cell table:style-name="Table1.A1" office:value-type="string">
            <text:p text:style-name="P7"><text:span text:style-name="T11">list of </text:span><text:span text:style-name="T12">actions</text:span><text:span text:style-name="T9"> </text:span><text:span text:style-name="T12">of</text:span><text:span text:style-name="T10"> custom format</text:span></text:p>
          </table:table-cell>
        </table:table-row>
        <table:table-row>
          <table:table-cell table:style-name="Table1.A1" office:value-type="string">
            <text:p text:style-name="P12">17</text:p>
          </table:table-cell>
          <table:table-cell table:style-name="Table1.A1" office:value-type="string">
            <text:p text:style-name="P18">actions</text:p>
          </table:table-cell>
          <table:table-cell table:style-name="Table1.A1" office:value-type="string">
            <text:p text:style-name="P20">to <text:span text:style-name="T37">action accepting </text:span>others actions</text:p>
          </table:table-cell>
          <table:table-cell table:style-name="Table1.A1" office:value-type="string">
            <text:p text:style-name="P7"><text:span text:style-name="T11">list of </text:span><text:span text:style-name="T12">actions</text:span><text:span text:style-name="T9"> </text:span><text:span text:style-name="T12">of</text:span><text:span text:style-name="T10"> custom format</text:span></text:p>
          </table:table-cell>
        </table:table-row>
      </table:table>
      <text:p text:style-name="P32"><text:span text:style-name="T21">- </text:span><text:span text:style-name="T35">l</text:span><text:span text:style-name="T20">icensing unit blank</text:span><text:span text:style-name="T21">s – </text:span><text:span text:style-name="T42">data of licensing </text:span><text:span text:style-name="T25">records </text:span><text:span text:style-name="T27">with</text:span><text:span text:style-name="T28">out</text:span><text:span text:style-name="T27"> </text:span><text:span text:style-name="T44">any </text:span><text:span text:style-name="T42">value in one or more groups</text:span><text:span text:style-name="T27">;</text:span></text:p>
      <text:p text:style-name="P31">- <text:span text:style-name="T35">l</text:span>icensing unit<text:span text:style-name="T29">s – </text:span><text:span text:style-name="T39">data of </text:span><text:span text:style-name="T35">licensing records with at least one </text:span><text:span text:style-name="T36">value </text:span><text:span text:style-name="T39">for each of</text:span><text:span text:style-name="T36"> group</text:span><text:span text:style-name="T39">s</text:span><text:span text:style-name="T36"> </text:span><text:span text:style-name="T39">action acceptors, </text:span><text:span text:style-name="T4">action </text:span><text:span text:style-name="T41">pretension</text:span><text:span text:style-name="T38"> level</text:span><text:span text:style-name="T44">s</text:span><text:span text:style-name="T38">,</text:span><text:span text:style-name="T39"> actors and actions </text:span><text:span text:style-name="T44">and with value of field products</text:span><text:span text:style-name="T7">;</text:span></text:p>
      <text:p text:style-name="P30">- <text:span text:style-name="T33">license – a set of licensing units;</text:span></text:p>
      <text:p text:style-name="P8">- <text:span text:style-name="T34">licensing c</text:span><text:span text:style-name="T24">ollection</text:span><text:span text:style-name="T29">s</text:span><text:span text:style-name="T24"> – </text:span><text:span text:style-name="T34">collections </text:span><text:span text:style-name="T24">of custom v</text:span><text:span text:style-name="T22">alues of fields</text:span></text:p>
      <text:p text:style-name="P22">and claims are to be made with licenses.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41b79f" officeooo:paragraph-rsid="0041b79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ge <text:page-number text:select-page="current">2</text:page-number><text:s/>of <text:page-count>2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8:22:56.576484736</meta:creation-date>
    <meta:generator>LibreOffice/24.2.6.2$Linux_X86_64 LibreOffice_project/420$Build-2</meta:generator>
    <dc:date>2024-12-05T14:20:06.731076093</dc:date>
    <meta:editing-duration>P2DT21H54S</meta:editing-duration>
    <meta:editing-cycles>87</meta:editing-cycles>
    <meta:document-statistic meta:table-count="1" meta:image-count="0" meta:object-count="0" meta:page-count="2" meta:paragraph-count="83" meta:word-count="392" meta:character-count="2464" meta:non-whitespace-character-count="2147"/>
  </office:meta>
</office:document-meta>
</file>